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ika" svg:font-family="Andika" style:font-pitch="variable"/>
    <style:font-face style:name="Roboto" svg:font-family="Roboto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14pt" style:text-underline-style="none" officeooo:rsid="00088e52" officeooo:paragraph-rsid="00088e5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text-position="super 58%" style:font-name="Droid Sans" fo:font-size="20pt" officeooo:rsid="0004c40b" officeooo:paragraph-rsid="0004c40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20pt" officeooo:rsid="00073a2f" officeooo:paragraph-rsid="00073a2f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20pt" officeooo:rsid="0004c40b" officeooo:paragraph-rsid="0004c40b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20pt" officeooo:rsid="00088e52" officeooo:paragraph-rsid="00088e52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Droid Sans" fo:font-size="20pt" officeooo:rsid="0009e093" officeooo:paragraph-rsid="0009e09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16pt" officeooo:rsid="00073a2f" officeooo:paragraph-rsid="00073a2f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16pt" officeooo:rsid="0004c40b" officeooo:paragraph-rsid="0004c40b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14pt" officeooo:rsid="00088e52" officeooo:paragraph-rsid="00088e52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roid Sans" fo:font-size="14pt" style:text-underline-style="none" officeooo:rsid="00088e52" officeooo:paragraph-rsid="00088e52" style:font-size-asian="14pt" style:font-size-complex="14pt"/>
    </style:style>
    <style:style style:name="T1" style:family="text">
      <style:text-properties officeooo:rsid="00088e52"/>
    </style:style>
    <style:style style:name="T2" style:family="text">
      <style:text-properties style:text-underline-style="none"/>
    </style:style>
    <style:style style:name="T3" style:family="text">
      <style:text-properties officeooo:rsid="0009e0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Herczig Ádám</text:p>
      <text:p text:style-name="P8">Szakdolgozat</text:p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4"/>
      <text:p text:style-name="P4"/>
      <text:p text:style-name="P4"/>
      <text:p text:style-name="P5">Hőmérő hálózat <text:span text:style-name="T3"><text:s/></text:span></text:p>
      <text:p text:style-name="P6">IoT felület</text:p>
      <text:p text:style-name="P6">kialakítás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2">PÉCSI TUDOMÁNY EGYETEM</text:span></text:p>
      <text:p text:style-name="P10">MŰSZAKI ÉS INFORMATIKAI KAR</text:p>
      <text:p text:style-name="P10">VILLAMOSMÉRNÖKI SZAK</text:p>
      <text:p text:style-name="P1"/>
      <text:p text:style-name="P1"/>
      <text:p text:style-name="P1"/>
      <text:p text:style-name="P1">Pécs, 2017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ika" svg:font-family="Andika" style:font-pitch="variable"/>
    <style:font-face style:name="Roboto" svg:font-family="Roboto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1:36:16.970127999</meta:creation-date>
    <dc:date>2017-09-24T22:11:14.306667800</dc:date>
    <meta:editing-duration>PT49M9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9" meta:word-count="19" meta:character-count="141" meta:non-whitespace-character-count="129"/>
  </office:meta>
</office:document-meta>
</file>